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03b141" officeooo:paragraph-rsid="0003b141" style:font-size-asian="8pt" style:font-size-complex="8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63d82"/>
    </style:style>
    <style:style style:name="T2" style:family="text">
      <style:text-properties officeooo:rsid="000d30c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nitorización y Gestión Recinto Privad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Índice</text:p>
          </text:index-title>
          <text:p text:style-name="P8"><text:a xlink:type="simple" xlink:href="#__RefHeading___Toc106_1704039658" text:style-name="Index_20_Link" text:visited-style-name="Index_20_Link">1. Memoria<text:tab/>3</text:a></text:p>
          <text:p text:style-name="P7"><text:a xlink:type="simple" xlink:href="#__RefHeading___Toc108_1704039658" text:style-name="Index_20_Link" text:visited-style-name="Index_20_Link">1.1. Componentes Básicos<text:tab/>3</text:a></text:p>
          <text:p text:style-name="P5"><text:a xlink:type="simple" xlink:href="#__RefHeading___Toc110_1704039658" text:style-name="Index_20_Link" text:visited-style-name="Index_20_Link">1.1.1. Arduino Mega<text:tab/>3</text:a></text:p>
          <text:p text:style-name="P5"><text:a xlink:type="simple" xlink:href="#__RefHeading___Toc112_1704039658" text:style-name="Index_20_Link" text:visited-style-name="Index_20_Link">1.1.2. Control de Puertas de Emergencias<text:tab/>3</text:a></text:p>
          <text:p text:style-name="P5"><text:a xlink:type="simple" xlink:href="#__RefHeading___Toc114_1704039658" text:style-name="Index_20_Link" text:visited-style-name="Index_20_Link">1.1.3. Control de Aforo<text:tab/>3</text:a></text:p>
          <text:p text:style-name="P5"><text:a xlink:type="simple" xlink:href="#__RefHeading___Toc116_1704039658" text:style-name="Index_20_Link" text:visited-style-name="Index_20_Link">1.1.4. Control de iluminación de pasillos inteligentes<text:tab/>3</text:a></text:p>
          <text:p text:style-name="P5"><text:a xlink:type="simple" xlink:href="#__RefHeading___Toc118_1704039658" text:style-name="Index_20_Link" text:visited-style-name="Index_20_Link">1.1.5. Control de temperatura<text:tab/>3</text:a></text:p>
          <text:p text:style-name="P5"><text:a xlink:type="simple" xlink:href="#__RefHeading___Toc120_1704039658" text:style-name="Index_20_Link" text:visited-style-name="Index_20_Link">1.1.6. Control de iluminación exterior<text:tab/>3</text:a></text:p>
          <text:p text:style-name="P5"><text:a xlink:type="simple" xlink:href="#__RefHeading___Toc122_1704039658" text:style-name="Index_20_Link" text:visited-style-name="Index_20_Link">1.1.7. Control de aspersores de humedad según Hum. Relativa<text:tab/>3</text:a></text:p>
          <text:p text:style-name="P5"><text:a xlink:type="simple" xlink:href="#__RefHeading___Toc124_1704039658" text:style-name="Index_20_Link" text:visited-style-name="Index_20_Link">1.1.8. Entrada y Salida por Barreras infrarojas<text:tab/>3</text:a></text:p>
          <text:p text:style-name="P5"><text:a xlink:type="simple" xlink:href="#__RefHeading___Toc126_1704039658" text:style-name="Index_20_Link" text:visited-style-name="Index_20_Link">1.1.9. Entrada y Salida mediante tarjeta RFID<text:tab/>3</text:a></text:p>
          <text:p text:style-name="P5"><text:a xlink:type="simple" xlink:href="#__RefHeading___Toc128_1704039658" text:style-name="Index_20_Link" text:visited-style-name="Index_20_Link">1.1.10. Entrada y Salida mediante control manual<text:tab/>3</text:a></text:p>
          <text:p text:style-name="P8"><text:a xlink:type="simple" xlink:href="#__RefHeading___Toc130_1704039658" text:style-name="Index_20_Link" text:visited-style-name="Index_20_Link">2. Esquema de Hardware<text:tab/>3</text:a></text:p>
          <text:p text:style-name="P8"><text:a xlink:type="simple" xlink:href="#__RefHeading___Toc132_1704039658" text:style-name="Index_20_Link" text:visited-style-name="Index_20_Link">3. Planos<text:tab/>3</text:a></text:p>
          <text:p text:style-name="P8"><text:a xlink:type="simple" xlink:href="#__RefHeading___Toc134_1704039658" text:style-name="Index_20_Link" text:visited-style-name="Index_20_Link">4. Estado de Mediciones<text:tab/>3</text:a></text:p>
          <text:p text:style-name="P8"><text:a xlink:type="simple" xlink:href="#__RefHeading___Toc136_1704039658" text:style-name="Index_20_Link" text:visited-style-name="Index_20_Link">5. Presupuesto<text:tab/>3</text:a></text:p>
        </text:index-body>
      </text:table-of-content>
      <text:p text:style-name="Text_20_body"/>
      <text:h text:style-name="P2" text:outline-level="1"><text:bookmark-start text:name="__RefHeading___Toc106_1704039658"/>1. Memoria<text:bookmark-end text:name="__RefHeading___Toc106_1704039658"/></text:h>
      <text:h text:style-name="Heading_20_2" text:outline-level="2"><text:bookmark-start text:name="__RefHeading___Toc108_1704039658"/>1.1. Componentes Básicos<text:bookmark-end text:name="__RefHeading___Toc108_1704039658"/></text:h>
      <text:h text:style-name="Heading_20_3" text:outline-level="3"><text:bookmark-start text:name="__RefHeading___Toc110_1704039658"/>1.1.1. Arduino Mega<text:bookmark-end text:name="__RefHeading___Toc110_1704039658"/></text:h>
      <text:h text:style-name="Heading_20_3" text:outline-level="3"><text:bookmark-start text:name="__RefHeading___Toc112_1704039658"/>1.1.2. <text:span text:style-name="T1">Control de Puertas de Emergencias</text:span><text:bookmark-end text:name="__RefHeading___Toc112_1704039658"/></text:h>
      <text:h text:style-name="Heading_20_3" text:outline-level="3"><text:bookmark-start text:name="__RefHeading___Toc114_1704039658"/>1.1.3. Control de Aforo<text:bookmark-end text:name="__RefHeading___Toc114_1704039658"/></text:h>
      <text:h text:style-name="Heading_20_3" text:outline-level="3"><text:bookmark-start text:name="__RefHeading___Toc116_1704039658"/>1.1.4. Control de iluminación de pasillos inteligentes<text:bookmark-end text:name="__RefHeading___Toc116_1704039658"/></text:h>
      <text:h text:style-name="Heading_20_3" text:outline-level="3"><text:bookmark-start text:name="__RefHeading___Toc118_1704039658"/>1.1.5. Control de temperatura<text:bookmark-end text:name="__RefHeading___Toc118_1704039658"/></text:h>
      <text:h text:style-name="Heading_20_3" text:outline-level="3"><text:bookmark-start text:name="__RefHeading___Toc120_1704039658"/>1.1.6. Control de iluminación exterior<text:bookmark-end text:name="__RefHeading___Toc120_1704039658"/></text:h>
      <text:h text:style-name="Heading_20_3" text:outline-level="3"><text:bookmark-start text:name="__RefHeading___Toc122_1704039658"/>1.1.7. Control de aspersores de humedad según Hum. Relativa<text:bookmark-end text:name="__RefHeading___Toc122_1704039658"/></text:h>
      <text:h text:style-name="Heading_20_3" text:outline-level="3"><text:bookmark-start text:name="__RefHeading___Toc124_1704039658"/>1.1.8. Entrada y Salida por Barreras infrarojas<text:bookmark-end text:name="__RefHeading___Toc124_1704039658"/></text:h>
      <text:h text:style-name="Heading_20_3" text:outline-level="3"><text:bookmark-start text:name="__RefHeading___Toc126_1704039658"/>1.1.9. Entrada y Salida mediante tarjeta RFID<text:bookmark-end text:name="__RefHeading___Toc126_1704039658"/></text:h>
      <text:h text:style-name="Heading_20_3" text:outline-level="3"><text:bookmark-start text:name="__RefHeading___Toc128_1704039658"/>1.1.10. Entrada y Salida mediante control manual<text:bookmark-end text:name="__RefHeading___Toc128_1704039658"/></text:h>
      <text:p text:style-name="Text_20_body"/>
      <text:h text:style-name="P4" text:outline-level="1"/>
      <text:h text:style-name="P3" text:outline-level="1"/>
      <text:h text:style-name="P2" text:outline-level="1"><text:bookmark-start text:name="__RefHeading___Toc130_1704039658"/>2. Esquema de Hardware<text:bookmark-end text:name="__RefHeading___Toc130_1704039658"/></text:h>
      <text:p text:style-name="Text_20_body"/>
      <text:h text:style-name="Heading_20_1" text:outline-level="1"><text:bookmark-start text:name="__RefHeading___Toc132_1704039658"/>3. Planos<text:bookmark-end text:name="__RefHeading___Toc132_1704039658"/></text:h>
      <text:p text:style-name="Text_20_body"/>
      <text:h text:style-name="Heading_20_1" text:outline-level="1"><text:bookmark-start text:name="__RefHeading___Toc134_1704039658"/>4. Estado de Mediciones<text:bookmark-end text:name="__RefHeading___Toc134_1704039658"/></text:h>
      <text:p text:style-name="Text_20_body"/>
      <text:h text:style-name="Heading_20_1" text:outline-level="1"><text:bookmark-start text:name="__RefHeading___Toc136_1704039658"/>5. Presupuesto<text:bookmark-end text:name="__RefHeading___Toc136_170403965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03b141" officeooo:paragraph-rsid="0003b141" style:font-size-asian="8pt" style:font-size-complex="8pt"/>
    </style:style>
    <style:style style:name="MT1" style:family="text">
      <style:text-properties officeooo:rsid="000d30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avier Presmanes Cardama</text:p>
        <text:p text:style-name="MP1"><text:span text:style-name="MT1">Página </text:span><text:page-number text:select-page="current">5</text:page-number><text:s/><text:span text:style-name="MT1">de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9:02:27.314585650</meta:creation-date>
    <dc:date>2019-03-25T19:12:28.794317746</dc:date>
    <meta:editing-duration>PT1M47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5" meta:paragraph-count="36" meta:word-count="181" meta:character-count="1123" meta:non-whitespace-character-count="978"/>
  </office:meta>
</office:document-meta>
</file>